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5d5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apple266i4sts6cn.onion/iphone_x.php" text:style-name="Internet_20_link" text:visited-style-name="Visited_20_Internet_20_Link">http://apple266i4sts6cn.onion/iphone_x.php</text:a></text:p>
      <text:p text:style-name="Standard">http://abikogailmonxlzl.onion/search?q=apple+store&amp;id=NFHhew5LKCMXCvXd7AVlnTFQq2_fpcLoLw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5:53.161900517</meta:creation-date>
    <dc:date>2018-09-10T17:48:42.885157538</dc:date>
    <meta:editing-duration>PT1H12M5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2" meta:character-count="130" meta:non-whitespace-character-count="130"/>
  </office:meta>
</office:document-meta>
</file>